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тип узла: двойная девятка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" office:value-type="string" calcext:value-type="string">
            <text:p>тип узла: альпийская бабочка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1" office:value-type="string" calcext:value-type="string">
            <text:p>тип узла: дубовая петля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node 1</text:p>
          </table:table-cell>
          <table:table-cell office:value-type="string" calcext:value-type="string">
            <text:p>force, kg</text:p>
          </table:table-cell>
          <table:table-cell office:value-type="string" calcext:value-type="string">
            <text:p>const force, kg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node rus</text:p>
          </table:table-cell>
        </table:table-row>
        <table:table-row table:style-name="ro1"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0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3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3" office:value-type="string" calcext:value-type="string">
            <text:p>перевод в кг</text:p>
          </table:table-cell>
          <table:table-cell/>
          <table:table-cell office:value-type="string" calcext:value-type="string">
            <text:p>devy</text:p>
          </table:table-cell>
          <table:table-cell table:formula="of:=AVERAGE([.F3:.F7])" office:value-type="float" office:value="4.333617968" calcext:value-type="float">
            <text:p>4.333617968</text:p>
          </table:table-cell>
          <table:table-cell table:style-name="ce15" office:value-type="float" office:value="10.4427272727273" calcext:value-type="float">
            <text:p>10.4427272727273</text:p>
          </table:table-cell>
          <table:table-cell table:formula="of:=[.U2]/[.V2]" office:value-type="float" office:value="0.414989097658222" calcext:value-type="float">
            <text:p>0.414989097658222</text:p>
          </table:table-cell>
          <table:table-cell office:value-type="string" calcext:value-type="string">
            <text:p>девят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двойная девятка</text:p>
          </table:table-cell>
          <table:table-cell office:value-type="string" calcext:value-type="string">
            <text:p>у узла</text:p>
          </table:table-cell>
          <table:table-cell table:style-name="ce6" office:value-type="float" office:value="10.56" calcext:value-type="float">
            <text:p>10.56</text:p>
          </table:table-cell>
          <table:table-cell office:value-type="float" office:value="4.78993152" calcext:value-type="float">
            <text:p>4.78993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у узла</text:p>
          </table:table-cell>
          <table:table-cell office:value-type="float" office:value="6.9" calcext:value-type="float">
            <text:p>6.9</text:p>
          </table:table-cell>
          <table:table-cell office:value-type="float" office:value="3.1297848" calcext:value-type="float">
            <text:p>3.12978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у узла</text:p>
          </table:table-cell>
          <table:table-cell office:value-type="float" office:value="8.3" calcext:value-type="float">
            <text:p>8.3</text:p>
          </table:table-cell>
          <table:table-cell office:value-type="float" office:value="3.7648136" calcext:value-type="float">
            <text:p>3.7648136</text:p>
          </table:table-cell>
          <table:table-cell/>
          <table:table-cell office:value-type="string" calcext:value-type="string">
            <text:p>dvoy</text:p>
          </table:table-cell>
          <table:table-cell table:formula="of:=AVERAGE([.L3:.L8])" office:value-type="float" office:value="3.5380176" calcext:value-type="float">
            <text:p>3.5380176</text:p>
          </table:table-cell>
          <table:table-cell/>
          <table:table-cell table:formula="of:=[.U3]/[.V2]" office:value-type="float" office:value="0.338802068425176" calcext:value-type="float">
            <text:p>0.338802068425176</text:p>
          </table:table-cell>
          <table:table-cell office:value-type="string" calcext:value-type="string">
            <text:p>двойной булинь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9.53" calcext:value-type="float">
            <text:p>9.53</text:p>
          </table:table-cell>
          <table:table-cell office:value-type="float" office:value="4.32273176" calcext:value-type="float">
            <text:p>4.322731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3.7194544" calcext:value-type="float">
            <text:p>3.71945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3.855532" calcext:value-type="float">
            <text:p>3.855532</text:p>
          </table:table-cell>
          <table:table-cell/>
          <table:table-cell office:value-type="string" calcext:value-type="string">
            <text:p>prov</text:p>
          </table:table-cell>
          <table:table-cell table:formula="of:=AVERAGE([.R3:.R8])" office:value-type="float" office:value="3.56825706666667" calcext:value-type="float">
            <text:p>3.56825706666667</text:p>
          </table:table-cell>
          <table:table-cell/>
          <table:table-cell table:formula="of:=[.U4]/[.V2]" office:value-type="float" office:value="0.34169781259975" calcext:value-type="float">
            <text:p>0.34169781259975</text:p>
          </table:table-cell>
          <table:table-cell office:value-type="string" calcext:value-type="string">
            <text:p>проводни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8.84" calcext:value-type="float">
            <text:p>8.84</text:p>
          </table:table-cell>
          <table:table-cell office:value-type="float" office:value="4.00975328" calcext:value-type="float">
            <text:p>4.009753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3.3565808" calcext:value-type="float">
            <text:p>3.3565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3.9916096" calcext:value-type="float">
            <text:p>3.991609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9.47" calcext:value-type="float">
            <text:p>9.47</text:p>
          </table:table-cell>
          <table:table-cell office:value-type="float" office:value="4.29551624" calcext:value-type="float">
            <text:p>4.29551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28736" calcext:value-type="float">
            <text:p>3.6287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3.9916096" calcext:value-type="float">
            <text:p>3.99160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9.37" calcext:value-type="float">
            <text:p>9.37</text:p>
          </table:table-cell>
          <table:table-cell office:value-type="float" office:value="4.25015704" calcext:value-type="float">
            <text:p>4.25015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3.855532" calcext:value-type="float">
            <text:p>3.8555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2.5401152" calcext:value-type="float">
            <text:p>2.540115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3.2658624" calcext:value-type="float">
            <text:p>3.26586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23:23.011828090</meta:creation-date>
    <meta:generator>LibreOffice/7.3.7.2$Linux_X86_64 LibreOffice_project/30$Build-2</meta:generator>
    <dc:date>2024-07-03T11:23:18.469896946</dc:date>
    <meta:editing-duration>PT59M53S</meta:editing-duration>
    <meta:editing-cycles>5</meta:editing-cycles>
    <meta:document-statistic meta:table-count="1" meta:cell-count="155" meta:object-count="0"/>
  </office:meta>
</office:document-meta>
</file>